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ek 1 – Open Folders </text:p>
      <text:list xml:id="list1219115174774508676" text:style-name="L1">
        <text:list-item>
          <text:p text:style-name="P1">Idea 1 – Interactive Recipe Speaker (under food folder) and brainstorm photos </text:p>
        </text:list-item>
        <text:list-item>
          <text:p text:style-name="P1">Idea 2 – Neopixel, Long Distance Lamp </text:p>
        </text:list-item>
        <text:list-item>
          <text:p text:style-name="P1">Idea 3 – Smart Fridge Concept 1, 2,3 and 4 </text:p>
        </text:list-item>
        <text:list-item>
          <text:p text:style-name="P1">Idea 7 – Alarm clock within connect home Concept 1 and 2 </text:p>
        </text:list-item>
        <text:list-item>
          <text:p text:style-name="P1">Idea 9 – Servo Motor Control, Experiment </text:p>
        </text:list-item>
        <text:list-item>
          <text:p text:style-name="P1">Idea 10 – Tilt Switch Control, Experiment <text:s/></text:p>
        </text:list-item>
        <text:list-item>
          <text:p text:style-name="P1">Open Sauce – Recipe </text:p>
        </text:list-item>
        <text:list-item>
          <text:p text:style-name="P1">Week 1 Reflection – 500 words summary </text:p>
        </text:list-item>
      </text:list>
      <text:p text:style-name="Standard"/>
      <text:p text:style-name="Standard">Week 2 – One Folder</text:p>
      <text:list xml:id="list3921729079930886188" text:style-name="L2">
        <text:list-item>
          <text:p text:style-name="P2">Idea 2 forward – Concept </text:p>
        </text:list-item>
        <text:list-item>
          <text:p text:style-name="P2">Prototype 2.0 – Code, Arduino board, video and photos. </text:p>
        </text:list-item>
        <text:list-item>
          <text:p text:style-name="P2">Search on loneliness – STATS and Written summary</text:p>
        </text:list-item>
        <text:list-item>
          <text:p text:style-name="P2">Week 2 Reflection – 500 words Summary </text:p>
        </text:list-item>
      </text:list>
      <text:p text:style-name="Standard"/>
      <text:p text:style-name="Standard">Week 3 – One Folder </text:p>
      <text:list xml:id="list669454786245511884" text:style-name="L4">
        <text:list-item>
          <text:p text:style-name="P4">Big Idea – Final Concept!</text:p>
        </text:list-item>
        <text:list-item>
          <text:p text:style-name="P4">Persona and Scenario – Jessica Day </text:p>
        </text:list-item>
      </text:list>
      <text:list xml:id="list6438991801190544536" text:style-name="L3">
        <text:list-item>
          <text:p text:style-name="P3">Final Concept Sketch – Inspo, appearance, shape, wind chime and material of cloud chime in sketch </text:p>
        </text:list-item>
        <text:list-item>
          <text:p text:style-name="P3">Inspiration – Chris Wood, Light Artist </text:p>
        </text:list-item>
        <text:list-item>
          <text:p text:style-name="P3">Cloud Chime Logo – Shape inspiration page and logo sketches</text:p>
        </text:list-item>
        <text:list-item>
          <text:p text:style-name="P3">Generate Computer Images – Contextual image and 3D computer model </text:p>
        </text:list-item>
        <text:list-item>
          <text:p text:style-name="P3">3D Realistic Model Prototype – 3D sketch model, build final experience prototype </text:p>
        </text:list-item>
        <text:list-item>
          <text:p text:style-name="P3">Week 3 Reflection – 500 words summary </text:p>
        </text:list-item>
      </text:list>
      <text:p text:style-name="Standard"/>
      <text:p text:style-name="Standard">Week 4 – One Folder </text:p>
      <text:list xml:id="list6430935826534934777" text:style-name="L5">
        <text:list-item>
          <text:p text:style-name="P5">Arduino Board <text:s/>and Code– Capacitative Sensor, LED light <text:s/>controlled by micro metal gear-motor</text:p>
        </text:list-item>
        <text:list-item>
          <text:p text:style-name="P5">Flat Packed Cloud – laser cut cloud shape and photos of the sketch model, a simpler version of the original design </text:p>
        </text:list-item>
        <text:list-item>
          <text:p text:style-name="P5">Scale Drawing </text:p>
        </text:list-item>
        <text:list-item>
          <text:p text:style-name="P5">Final assemble of experience prototype </text:p>
        </text:list-item>
        <text:list-item>
          <text:p text:style-name="P5">Week 4 Reflection – 500 words summary </text:p>
        </text:list-item>
      </text:list>
      <text:p text:style-name="Standard"/>
      <text:p text:style-name="Standard">Outside the folders - </text:p>
      <text:list xml:id="list1048408606614420379" text:style-name="L6">
        <text:list-item>
          <text:p text:style-name="P6">WHO AM I – Statement of how I should be marked </text:p>
        </text:list-item>
        <text:list-item>
          <text:p text:style-name="P6">INDEX GUIDE – Guide of this GitHub </text:p>
        </text:list-item>
        <text:list-item>
          <text:p text:style-name="P6">FINAL POST– What Have I learnt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e  Smith</meta:initial-creator>
    <meta:creation-date>2016-11-02T23:59:30</meta:creation-date>
    <meta:generator>OpenOffice/4.1.2$Unix OpenOffice.org_project/412m3$Build-9782</meta:generator>
    <meta:document-statistic meta:table-count="0" meta:image-count="0" meta:object-count="0" meta:page-count="1" meta:paragraph-count="33" meta:word-count="291" meta:character-count="1508"/>
    <dc:date>2016-11-03T00:23:31</dc:date>
    <dc:creator>Jane  Smith</dc:creator>
    <meta:editing-duration>PT24M1S</meta:editing-duration>
    <meta:editing-cycles>1</meta:editing-cycles>
  </office:meta>
</office:document-meta>
</file>